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ackager.dirFor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ackager.getToPack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ackager.getFromPack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ackager.Repackager( String repackageSpec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epackager.addPatterns( char sep , int of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packager.splitPath( String path , char separa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ackager.repackage( StringBuffer s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